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cbd37"/>
    </style:style>
    <style:style style:name="P2" style:family="paragraph" style:parent-style-name="Preformatted_20_Text">
      <style:text-properties officeooo:paragraph-rsid="000e5bd9"/>
    </style:style>
    <style:style style:name="P3" style:family="paragraph" style:parent-style-name="Preformatted_20_Text">
      <style:text-properties officeooo:paragraph-rsid="0011a5a0"/>
    </style:style>
    <style:style style:name="T1" style:family="text">
      <style:text-properties officeooo:rsid="000cbd37"/>
    </style:style>
    <style:style style:name="T2" style:family="text">
      <style:text-properties officeooo:rsid="000e5bd9"/>
    </style:style>
    <style:style style:name="T3" style:family="text">
      <style:text-properties officeooo:rsid="000f6ab6"/>
    </style:style>
    <style:style style:name="T4" style:family="text">
      <style:text-properties officeooo:rsid="001044ca"/>
    </style:style>
    <style:style style:name="T5" style:family="text">
      <style:text-properties officeooo:rsid="0011a5a0"/>
    </style:style>
    <style:style style:name="T6" style:family="text">
      <style:text-properties fo:font-size="16pt" officeooo:rsid="0011a5a0" style:font-size-asian="16pt" style:font-size-complex="16pt"/>
    </style:style>
    <style:style style:name="T7" style:family="text">
      <style:text-properties style:font-name="Liberation Sans"/>
    </style:style>
    <style:style style:name="T8" style:family="text">
      <style:text-properties style:font-name="Liberation Sans" fo:font-size="16pt" officeooo:rsid="0011a5a0" style:font-size-asian="16pt" style:font-size-complex="16pt"/>
    </style:style>
    <style:style style:name="T9" style:family="text">
      <style:text-properties style:font-name="Liberation Sans" officeooo:rsid="0011a5a0"/>
    </style:style>
    <style:style style:name="T10" style:family="text">
      <style:text-properties style:font-name="Liberation Sans" officeooo:rsid="000cbd37"/>
    </style:style>
    <style:style style:name="T11" style:family="text">
      <style:text-properties style:font-name="Liberation Sans" officeooo:rsid="001044ca"/>
    </style:style>
    <style:style style:name="T12" style:family="text">
      <style:text-properties style:font-name="Liberation Sans" officeooo:rsid="000f6ab6"/>
    </style:style>
    <style:style style:name="T13" style:family="text">
      <style:text-properties style:font-name="Liberation Sans" officeooo:rsid="000e5bd9"/>
    </style:style>
    <style:style style:name="T14" style:family="text">
      <style:text-properties style:font-name="Liberation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8">ADP 01</text:span></text:span></text:p>
      <text:p text:style-name="P3"><text:span text:style-name="Source_20_Text"><text:span text:style-name="T9">Haron Nazari 2686963</text:span></text:span></text:p>
      <text:p text:style-name="P3"><text:span text:style-name="Source_20_Text"><text:span text:style-name="T9">Anton Tchekov 2672636</text:span></text:span></text:p>
      <text:p text:style-name="P3"><text:span text:style-name="Source_20_Text"><text:span text:style-name="T9">24.10.2023</text:span></text:span></text:p>
      <text:p text:style-name="Preformatted_20_Text"><text:span text:style-name="Source_20_Text"><text:span text:style-name="T7"/></text:span></text:p>
      <text:p text:style-name="Preformatted_20_Text"><text:span text:style-name="Source_20_Text"><text:span text:style-name="T7">1.1.1</text:span></text:span></text:p>
      <text:p text:style-name="Preformatted_20_Text"><text:span text:style-name="Source_20_Text"><text:span text:style-name="T7">Die Invariante ist nicht weiterhin erfüllt, da die Invariante erwartet, das jedes ListItem, einer definierten liste angehört</text:span></text:span><text:span text:style-name="Source_20_Text"><text:span text:style-name="T10"> </text:span></text:span><text:span text:style-name="Source_20_Text"><text:span text:style-name="T7">oder verbunden ist, mit einem ListItem, welches einer definierten liste angehört</text:span></text:span><text:span text:style-name="Source_20_Text"><text:span text:style-name="T10">.</text:span></text:span></text:p>
      <text:p text:style-name="Preformatted_20_Text"><text:span text:style-name="Source_20_Text"><text:span text:style-name="T7"/></text:span></text:p>
      <text:p text:style-name="Preformatted_20_Text"><text:span text:style-name="Source_20_Text"><text:span text:style-name="T7">Ein besserer </text:span></text:span><text:span text:style-name="Source_20_Text"><text:span text:style-name="T11">N</text:span></text:span><text:span text:style-name="Source_20_Text"><text:span text:style-name="T7">ame wäre </text:span></text:span><text:span text:style-name="Source_20_Text"><text:span text:style-name="T10">`</text:span></text:span><text:span text:style-name="Source_20_Text"><text:span text:style-name="T7">partOfList</text:span></text:span><text:span text:style-name="Source_20_Text"><text:span text:style-name="T10">`</text:span></text:span><text:span text:style-name="Source_20_Text"><text:span text:style-name="T7">, da dies impliziert, dass </text:span></text:span><text:span text:style-name="Source_20_Text"><text:span text:style-name="T10">jedes</text:span></text:span><text:span text:style-name="Source_20_Text"><text:span text:style-name="T7"> ListItem </text:span></text:span><text:span text:style-name="Source_20_Text"><text:span text:style-name="T10">T</text:span></text:span><text:span text:style-name="Source_20_Text"><text:span text:style-name="T7">eil einer Liste ist</text:span></text:span><text:span text:style-name="Source_20_Text"><text:span text:style-name="T9">, w</text:span></text:span><text:span text:style-name="Source_20_Text"><text:span text:style-name="T7">as die Invariante ja eigentlich</text:span></text:span><text:span text:style-name="Source_20_Text"><text:span text:style-name="T10"> </text:span></text:span><text:span text:style-name="Source_20_Text"><text:span text:style-name="T7">ausdrückt</text:span></text:span><text:span text:style-name="Source_20_Text"><text:span text:style-name="T9">.</text:span></text:span></text:p>
      <text:p text:style-name="Preformatted_20_Text"><text:span text:style-name="Source_20_Text"><text:span text:style-name="T7"/></text:span></text:p>
      <text:p text:style-name="Preformatted_20_Text"><text:span text:style-name="Source_20_Text"><text:span text:style-name="T7">Arraylist:</text:span></text:span></text:p>
      <text:p text:style-name="Preformatted_20_Text"><text:span text:style-name="Source_20_Text"><text:span text:style-name="T7">Die </text:span></text:span><text:span text:style-name="Source_20_Text"><text:span text:style-name="T10">.s</text:span></text:span><text:span text:style-name="Source_20_Text"><text:span text:style-name="T7">oil </text:span></text:span><text:span text:style-name="Source_20_Text"><text:span text:style-name="T10">Da</text:span></text:span><text:span text:style-name="Source_20_Text"><text:span text:style-name="T7">tei geht davon aus das</text:span></text:span><text:span text:style-name="Source_20_Text"><text:span text:style-name="T10">s</text:span></text:span><text:span text:style-name="Source_20_Text"><text:span text:style-name="T7"> man keine Duplikate hinzufügen kann, jedoch sagt die Spezifikation das es gehen soll.</text:span></text:span></text:p>
      <text:p text:style-name="Preformatted_20_Text"><text:span text:style-name="Source_20_Text"><text:span text:style-name="T7"/></text:span></text:p>
      <text:p text:style-name="Preformatted_20_Text"><text:span text:style-name="Source_20_Text"><text:span text:style-name="T7">1.1.2</text:span></text:span></text:p>
      <text:p text:style-name="P1"><text:span text:style-name="Source_20_Text"><text:span text:style-name="T10">Das Problem war, dass die Postconditions</text:span></text:span><text:span text:style-name="Source_20_Text"><text:span text:style-name="T12"> von `insertAt`</text:span></text:span><text:span text:style-name="Source_20_Text"><text:span text:style-name="T10"> immer true </text:span></text:span><text:span text:style-name="Source_20_Text"><text:span text:style-name="T12">zurückgegeben</text:span></text:span><text:span text:style-name="Source_20_Text"><text:span text:style-name="T10"> haben. </text:span></text:span><text:span text:style-name="Source_20_Text"><text:span text:style-name="T13">Wenn man die Nachbedigungen ordentlich festlegt, laufen die Tests ohne Fehler durch.</text:span></text:span></text:p>
      <text:p text:style-name="Preformatted_20_Text"><text:span text:style-name="Source_20_Text"><text:span text:style-name="T7"/></text:span></text:p>
      <text:p text:style-name="P1"><text:span text:style-name="Source_20_Text"><text:span text:style-name="T10">Wir haben die Operationen `insertAt` und `remove` mit den folgenden Vor- und Nachbedingungen abgesichert:</text:span></text:span></text:p>
      <text:p text:style-name="P1"><text:span text:style-name="Source_20_Text"><text:span text:style-name="T7"/></text:span></text:p>
      <text:p text:style-name="P1"><text:span text:style-name="Source_20_Text"><text:span text:style-name="T10">`</text:span></text:span><text:span text:style-name="Source_20_Text"><text:span text:style-name="T7">validIndex</text:span></text:span><text:span text:style-name="Source_20_Text"><text:span text:style-name="T10">`</text:span></text:span><text:span text:style-name="Source_20_Text"><text:span text:style-name="T13"> überprüft dass der Index sich in einem gültigen Bereich befindet.</text:span></text:span></text:p>
      <text:p text:style-name="P1"><text:span text:style-name="Source_20_Text"><text:span text:style-name="T7"/></text:span></text:p>
      <text:p text:style-name="P1"><text:span text:style-name="Source_20_Text"><text:span text:style-name="T10">`</text:span></text:span><text:span text:style-name="Source_20_Text"><text:span text:style-name="T7">itemAdded</text:span></text:span><text:span text:style-name="Source_20_Text"><text:span text:style-name="T10">` überprüft, dass die Liste um 1 Element länger geworden ist.</text:span></text:span></text:p>
      <text:p text:style-name="P1"><text:span text:style-name="Source_20_Text"><text:span text:style-name="T7"/></text:span></text:p>
      <text:p text:style-name="P1"><text:span text:style-name="Source_20_Text"><text:span text:style-name="T10">`</text:span></text:span><text:span text:style-name="Source_20_Text"><text:span text:style-name="T7">addedAtCorrectPosition</text:span></text:span><text:span text:style-name="Source_20_Text"><text:span text:style-name="T10">` überprüft, dass das eingefügte Element sich am richtigen Index befindet.</text:span></text:span></text:p>
      <text:p text:style-name="P1"><text:span text:style-name="Source_20_Text"><text:span text:style-name="T7"/></text:span></text:p>
      <text:p text:style-name="P1"><text:span text:style-name="Source_20_Text"><text:span text:style-name="T10">`</text:span></text:span><text:span text:style-name="Source_20_Text"><text:span text:style-name="T7">otherElementsUnchanged</text:span></text:span><text:span text:style-name="Source_20_Text"><text:span text:style-name="T10">` überprüft, dass die restlichen Elemente nicht veränder </text:span></text:span></text:p>
      <text:p text:style-name="P1"><text:span text:style-name="Source_20_Text"><text:span text:style-name="T10">wurden und an der korrektenb Position sind.</text:span></text:span></text:p>
      <text:p text:style-name="Preformatted_20_Text"><text:span text:style-name="Source_20_Text"><text:span text:style-name="T7"/></text:span></text:p>
      <text:p text:style-name="P2"><text:span text:style-name="Source_20_Text"><text:span text:style-name="T13">`notEmpty` überprüft, dass die Liste nicht leer ist, wenn man ein Element entfernen möchte.</text:span></text:span></text:p>
      <text:p text:style-name="Preformatted_20_Text"><text:span text:style-name="Source_20_Text"><text:span text:style-name="T7"/></text:span></text:p>
      <text:p text:style-name="P2"><text:span text:style-name="Source_20_Text"><text:span text:style-name="T13">`itemRemoved` überprüft dass die Liste um ein Element kürzer geworden ist.</text:span></text:span></text:p>
      <text:p text:style-name="Preformatted_20_Text"><text:span text:style-name="Source_20_Text"><text:span text:style-name="T7"/></text:span></text:p>
      <text:p text:style-name="Preformatted_20_Text"><text:span text:style-name="Source_20_Text"><text:span text:style-name="T14">context List::insertAt(element:OclAny, index: Integer)</text:span></text:span></text:p>
      <text:p text:style-name="Preformatted_20_Text"><text:span text:style-name="Source_20_Text"><text:span text:style-name="T14"><text:s text:c="2"/>pre validIndex:</text:span></text:span></text:p>
      <text:p text:style-name="Preformatted_20_Text"><text:span text:style-name="Source_20_Text"><text:span text:style-name="T14"><text:s text:c="4"/>index &gt;= 1 and index &lt;= self.size() + 1</text:span></text:span></text:p>
      <text:p text:style-name="Preformatted_20_Text"><text:span text:style-name="Source_20_Text"><text:span text:style-name="T14"><text:s text:c="2"/>post itemAdded:</text:span></text:span></text:p>
      <text:p text:style-name="Preformatted_20_Text"><text:span text:style-name="Source_20_Text"><text:span text:style-name="T14"><text:s text:c="4"/>self.size@pre() + 1 = self.size()</text:span></text:span></text:p>
      <text:p text:style-name="Preformatted_20_Text"><text:span text:style-name="Source_20_Text"><text:span text:style-name="T14"><text:s text:c="2"/>post addedAtCorrectPosition:</text:span></text:span></text:p>
      <text:p text:style-name="Preformatted_20_Text"><text:span text:style-name="Source_20_Text"><text:span text:style-name="T14"><text:s text:c="4"/>self.get(index) = element</text:span></text:span></text:p>
      <text:p text:style-name="Preformatted_20_Text"><text:span text:style-name="Source_20_Text"><text:span text:style-name="T14"><text:s text:c="2"/>post otherElementsUnchanged:</text:span></text:span></text:p>
      <text:p text:style-name="Preformatted_20_Text"><text:span text:style-name="Source_20_Text"><text:span text:style-name="T14"><text:s text:c="4"/>Sequence{1..self.size@pre()}-&gt;forAll(i |</text:span></text:span></text:p>
      <text:p text:style-name="Preformatted_20_Text"><text:span text:style-name="Source_20_Text"><text:span text:style-name="T14"><text:s text:c="6"/>if i &lt; index then</text:span></text:span></text:p>
      <text:p text:style-name="Preformatted_20_Text"><text:span text:style-name="Source_20_Text"><text:span text:style-name="T14"><text:s text:c="8"/>self.get@pre(i) = self.get(i)</text:span></text:span></text:p>
      <text:p text:style-name="Preformatted_20_Text"><text:span text:style-name="Source_20_Text"><text:span text:style-name="T14"><text:s text:c="6"/>else</text:span></text:span></text:p>
      <text:p text:style-name="Preformatted_20_Text"><text:span text:style-name="Source_20_Text"><text:span text:style-name="T14"><text:s text:c="8"/>self.get@pre(i) = self.get(i + 1)</text:span></text:span></text:p>
      <text:p text:style-name="Preformatted_20_Text"><text:span text:style-name="Source_20_Text"><text:span text:style-name="T14"><text:s text:c="6"/>endif</text:span></text:span></text:p>
      <text:p text:style-name="Preformatted_20_Text"><text:span text:style-name="Source_20_Text"><text:span text:style-name="T14"><text:s text:c="4"/>)</text:span></text:span></text:p>
      <text:p text:style-name="Preformatted_20_Text"><text:span text:style-name="Source_20_Text"><text:span text:style-name="T14"/></text:span></text:p>
      <text:p text:style-name="Preformatted_20_Text"><text:span text:style-name="Source_20_Text"><text:span text:style-name="T14">context List::remove(index: Integer)</text:span></text:span></text:p>
      <text:p text:style-name="Preformatted_20_Text"><text:span text:style-name="Source_20_Text"><text:span text:style-name="T14"><text:s text:c="2"/>pre validIndex:</text:span></text:span></text:p>
      <text:p text:style-name="Preformatted_20_Text"><text:span text:style-name="Source_20_Text"><text:span text:style-name="T14"><text:s text:c="4"/>index &gt;= 1 and index &lt;= self.size()</text:span></text:span></text:p>
      <text:p text:style-name="Preformatted_20_Text"><text:span text:style-name="Source_20_Text"><text:span text:style-name="T14"><text:s text:c="2"/>pre notEmpty:</text:span></text:span></text:p>
      <text:p text:style-name="Preformatted_20_Text"><text:span text:style-name="Source_20_Text"><text:span text:style-name="T14"><text:s text:c="4"/>self.size() &gt; 0</text:span></text:span></text:p>
      <text:p text:style-name="Preformatted_20_Text"><text:span text:style-name="Source_20_Text"><text:span text:style-name="T14"><text:s text:c="2"/>post itemRemoved:</text:span></text:span></text:p>
      <text:p text:style-name="Preformatted_20_Text"><text:span text:style-name="Source_20_Text"><text:span text:style-name="T14"><text:s text:c="4"/>self.size@pre() - 1 = self.size()</text:span></text:span></text:p>
      <text:p text:style-name="Preformatted_20_Text"><text:soft-page-break/><text:span text:style-name="Source_20_Text"><text:span text:style-name="T14"><text:s text:c="2"/>post otherElementsUnchanged:</text:span></text:span></text:p>
      <text:p text:style-name="Preformatted_20_Text"><text:span text:style-name="Source_20_Text"><text:span text:style-name="T14"><text:s text:c="4"/>Sequence{1..self.size()}-&gt;forAll(i |</text:span></text:span></text:p>
      <text:p text:style-name="Preformatted_20_Text"><text:span text:style-name="Source_20_Text"><text:span text:style-name="T14"><text:s text:c="6"/>if i &lt; index then</text:span></text:span></text:p>
      <text:p text:style-name="Preformatted_20_Text"><text:span text:style-name="Source_20_Text"><text:span text:style-name="T14"><text:s text:c="8"/>self.get(i) = self.get@pre(i)</text:span></text:span></text:p>
      <text:p text:style-name="Preformatted_20_Text"><text:span text:style-name="Source_20_Text"><text:span text:style-name="T14"><text:s text:c="6"/>else</text:span></text:span></text:p>
      <text:p text:style-name="Preformatted_20_Text"><text:span text:style-name="Source_20_Text"><text:span text:style-name="T14"><text:s text:c="8"/>self.get(i) = self.get@pre(i + 1)</text:span></text:span></text:p>
      <text:p text:style-name="Preformatted_20_Text"><text:span text:style-name="Source_20_Text"><text:span text:style-name="T14"><text:s text:c="6"/>endif</text:span></text:span></text:p>
      <text:p text:style-name="Preformatted_20_Text"><text:span text:style-name="Source_20_Text"><text:span text:style-name="T14"><text:s text:c="4"/>)</text:span></text:span></text:p>
      <text:p text:style-name="Preformatted_20_Text"><text:span text:style-name="Source_20_Text"><text:span text:style-name="T7"/></text:span></text:p>
      <text:p text:style-name="P3"><text:span text:style-name="Source_20_Text"><text:span text:style-name="T9">Die Testsuite haben wir mit den folgenden Testfällen erweitert:</text:span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06:39:34.959695881</meta:creation-date>
    <dc:date>2023-10-24T07:42:52.164254361</dc:date>
    <meta:editing-duration>PT51M4S</meta:editing-duration>
    <meta:editing-cycles>6</meta:editing-cycles>
    <meta:generator>LibreOffice/7.6.2.1$Linux_X86_64 LibreOffice_project/60$Build-1</meta:generator>
    <meta:document-statistic meta:table-count="0" meta:image-count="0" meta:object-count="0" meta:page-count="2" meta:paragraph-count="50" meta:word-count="292" meta:character-count="2227" meta:non-whitespace-character-count="1860"/>
  </office:meta>
</office:document-meta>
</file>